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388a" officeooo:paragraph-rsid="00123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:</text:p>
      <text:p text:style-name="P1"><text:tab/>Tentar achar uma relação linear entre o nível socioeconômico e taxa de aprovação de uma determinada escola com a sua media no ENEM, a fim de poder determinar como esses dados podem influências no desempenho geral dos alunos</text:p>
      <text:p text:style-name="P1"><text:tab/></text:p>
      <text:p text:style-name="P1">Problemas:</text:p>
      <text:p text:style-name="P1"><text:tab/>As notas não estão respeitando a limitação entre 0 e 1000.</text:p>
      <text:p text:style-name="P1"><text:tab/></text:p>
      <text:p text:style-name="P1"><text:tab/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4:51:37.678000000</meta:creation-date>
    <dc:date>2017-11-20T15:00:08.149000000</dc:date>
    <meta:editing-duration>PT8M35S</meta:editing-duration>
    <meta:editing-cycles>1</meta:editing-cycles>
    <meta:document-statistic meta:table-count="0" meta:image-count="0" meta:object-count="0" meta:page-count="1" meta:paragraph-count="8" meta:word-count="51" meta:character-count="306" meta:non-whitespace-character-count="253"/>
    <meta:generator>LibreOffice/5.4.0.3$Windows_X86_64 LibreOffice_project/7556cbc6811c9d992f4064ab9287069087d7f62c</meta:generator>
  </office:meta>
</office:document-meta>
</file>